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03">
            <text:p>CS-403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6120.0">
            <text:p>6120.0</text:p>
          </table:table-cell>
          <table:table-cell office:value-type="float" office:value="130.0">
            <text:p>130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235">
            <text:p>0.235</text:p>
          </table:table-cell>
          <table:table-cell office:value-type="float" office:value="0.065">
            <text:p>0.065</text:p>
          </table:table-cell>
          <table:table-cell office:value-type="float" office:value="0.065">
            <text:p>0.06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11">
            <text:p>CS-411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2260.0">
            <text:p>2260.0</text:p>
          </table:table-cell>
          <table:table-cell office:value-type="float" office:value="130.0">
            <text:p>130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18">
            <text:p>-0.1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05">
            <text:p>CS-405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5790.0">
            <text:p>5790.0</text:p>
          </table:table-cell>
          <table:table-cell office:value-type="float" office:value="539.0">
            <text:p>539.0</text:p>
          </table:table-cell>
          <table:table-cell office:value-type="string" office:value="Katelysia scalarina">
            <text:p>Katelysia scalarin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41">
            <text:p>-1.41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04">
            <text:p>CS-404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7260.0">
            <text:p>7260.0</text:p>
          </table:table-cell>
          <table:table-cell office:value-type="float" office:value="110.0">
            <text:p>110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51">
            <text:p>-1.51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509">
            <text:p>CS-509</text:p>
          </table:table-cell>
          <table:table-cell office:value-type="float" office:value="-32.364">
            <text:p>-32.364</text:p>
          </table:table-cell>
          <table:table-cell office:value-type="float" office:value="133.818">
            <text:p>133.818</text:p>
          </table:table-cell>
          <table:table-cell office:value-type="float" office:value="2310.0">
            <text:p>2310.0</text:p>
          </table:table-cell>
          <table:table-cell office:value-type="float" office:value="77.0">
            <text:p>77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508">
            <text:p>CS-508</text:p>
          </table:table-cell>
          <table:table-cell office:value-type="float" office:value="-32.364">
            <text:p>-32.364</text:p>
          </table:table-cell>
          <table:table-cell office:value-type="float" office:value="133.818">
            <text:p>133.818</text:p>
          </table:table-cell>
          <table:table-cell office:value-type="float" office:value="3750.0">
            <text:p>3750.0</text:p>
          </table:table-cell>
          <table:table-cell office:value-type="float" office:value="88.0">
            <text:p>88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506">
            <text:p>CS-506</text:p>
          </table:table-cell>
          <table:table-cell office:value-type="float" office:value="-32.364">
            <text:p>-32.364</text:p>
          </table:table-cell>
          <table:table-cell office:value-type="float" office:value="133.818">
            <text:p>133.818</text:p>
          </table:table-cell>
          <table:table-cell office:value-type="float" office:value="4130.0">
            <text:p>4130.0</text:p>
          </table:table-cell>
          <table:table-cell office:value-type="float" office:value="88.0">
            <text:p>88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505">
            <text:p>CS-505</text:p>
          </table:table-cell>
          <table:table-cell office:value-type="float" office:value="-32.364">
            <text:p>-32.364</text:p>
          </table:table-cell>
          <table:table-cell office:value-type="float" office:value="133.818">
            <text:p>133.818</text:p>
          </table:table-cell>
          <table:table-cell office:value-type="float" office:value="4220.0">
            <text:p>4220.0</text:p>
          </table:table-cell>
          <table:table-cell office:value-type="float" office:value="161.0">
            <text:p>16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59">
            <text:p>CS-459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6550.0">
            <text:p>6550.0</text:p>
          </table:table-cell>
          <table:table-cell office:value-type="float" office:value="136.0">
            <text:p>136.0</text:p>
          </table:table-cell>
          <table:table-cell office:value-type="string" office:value="Organics">
            <text:p>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625">
            <text:p>-0.625</text:p>
          </table:table-cell>
          <table:table-cell office:value-type="float" office:value="0.40078048854703496">
            <text:p>0.40078048854703496</text:p>
          </table:table-cell>
          <table:table-cell office:value-type="float" office:value="0.40078048854703496">
            <text:p>0.40078048854703496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58">
            <text:p>CS-458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5380.0">
            <text:p>538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55">
            <text:p>CS-455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6140.0">
            <text:p>6140.0</text:p>
          </table:table-cell>
          <table:table-cell office:value-type="float" office:value="177.0">
            <text:p>177.0</text:p>
          </table:table-cell>
          <table:table-cell office:value-type="string" office:value="Posidonia">
            <text:p>Posidoni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35">
            <text:p>-2.35</text:p>
          </table:table-cell>
          <table:table-cell office:value-type="float" office:value="0.1044030650891055">
            <text:p>0.1044030650891055</text:p>
          </table:table-cell>
          <table:table-cell office:value-type="float" office:value="0.1044030650891055">
            <text:p>0.104403065089105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54">
            <text:p>CS-454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4270.0">
            <text:p>4270.0</text:p>
          </table:table-cell>
          <table:table-cell office:value-type="float" office:value="83.0">
            <text:p>83.0</text:p>
          </table:table-cell>
          <table:table-cell office:value-type="string" office:value="Organics &amp; Seagrass">
            <text:p>Organics &amp; Seagras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0.4903060268852505">
            <text:p>0.4903060268852505</text:p>
          </table:table-cell>
          <table:table-cell office:value-type="float" office:value="0.4903060268852505">
            <text:p>0.490306026885250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53">
            <text:p>CS-453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6750.0">
            <text:p>6750.0</text:p>
          </table:table-cell>
          <table:table-cell office:value-type="float" office:value="308.0">
            <text:p>308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.1">
            <text:p>-3.1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57">
            <text:p>CS-457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4840.0">
            <text:p>4840.0</text:p>
          </table:table-cell>
          <table:table-cell office:value-type="float" office:value="14.0">
            <text:p>14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3">
            <text:p>-0.33</text:p>
          </table:table-cell>
          <table:table-cell office:value-type="float" office:value="0.4004996878900158">
            <text:p>0.4004996878900158</text:p>
          </table:table-cell>
          <table:table-cell office:value-type="float" office:value="0.4004996878900158">
            <text:p>0.4004996878900158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51">
            <text:p>CS-451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7220.0">
            <text:p>7220.0</text:p>
          </table:table-cell>
          <table:table-cell office:value-type="float" office:value="115.0">
            <text:p>115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.465">
            <text:p>-3.465</text:p>
          </table:table-cell>
          <table:table-cell office:value-type="float" office:value="0.10965856099730655">
            <text:p>0.10965856099730655</text:p>
          </table:table-cell>
          <table:table-cell office:value-type="float" office:value="0.10965856099730655">
            <text:p>0.1096585609973065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07">
            <text:p>CS-407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5670.0">
            <text:p>5670.0</text:p>
          </table:table-cell>
          <table:table-cell office:value-type="float" office:value="130.0">
            <text:p>130.0</text:p>
          </table:table-cell>
          <table:table-cell office:value-type="string" office:value="Fulvia tenuicostata">
            <text:p>Fulvia tenuicostat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635">
            <text:p>-2.635</text:p>
          </table:table-cell>
          <table:table-cell office:value-type="float" office:value="0.11412712210513329">
            <text:p>0.11412712210513329</text:p>
          </table:table-cell>
          <table:table-cell office:value-type="float" office:value="0.11412712210513329">
            <text:p>0.11412712210513329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52">
            <text:p>CS-452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7310.0">
            <text:p>7310.0</text:p>
          </table:table-cell>
          <table:table-cell office:value-type="float" office:value="308.0">
            <text:p>308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.45">
            <text:p>-3.45</text:p>
          </table:table-cell>
          <table:table-cell office:value-type="float" office:value="0.1077032961426901">
            <text:p>0.1077032961426901</text:p>
          </table:table-cell>
          <table:table-cell office:value-type="float" office:value="0.1077032961426901">
            <text:p>0.1077032961426901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12">
            <text:p>CS-412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5470.0">
            <text:p>5470.0</text:p>
          </table:table-cell>
          <table:table-cell office:value-type="float" office:value="110.0">
            <text:p>110.0</text:p>
          </table:table-cell>
          <table:table-cell office:value-type="string" office:value="Katelysia scalarina">
            <text:p>Katelysia scalarin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18">
            <text:p>-0.1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14">
            <text:p>CS-414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4330.0">
            <text:p>4330.0</text:p>
          </table:table-cell>
          <table:table-cell office:value-type="float" office:value="120.0">
            <text:p>120.0</text:p>
          </table:table-cell>
          <table:table-cell office:value-type="string" office:value="Katelysia scalarina">
            <text:p>Katelysia scalarin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135">
            <text:p>-0.135</text:p>
          </table:table-cell>
          <table:table-cell office:value-type="float" office:value="0.11412712210513329">
            <text:p>0.11412712210513329</text:p>
          </table:table-cell>
          <table:table-cell office:value-type="float" office:value="0.11412712210513329">
            <text:p>0.11412712210513329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08">
            <text:p>CS-408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5440.0">
            <text:p>5440.0</text:p>
          </table:table-cell>
          <table:table-cell office:value-type="float" office:value="99.0">
            <text:p>99.0</text:p>
          </table:table-cell>
          <table:table-cell office:value-type="string" office:value="Ostrea angasi">
            <text:p>Ostrea angasi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2755">
            <text:p>-0.2755</text:p>
          </table:table-cell>
          <table:table-cell office:value-type="float" office:value="0.10307764064044153">
            <text:p>0.10307764064044153</text:p>
          </table:table-cell>
          <table:table-cell office:value-type="float" office:value="0.10307764064044153">
            <text:p>0.10307764064044153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18">
            <text:p>CS-418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3310.0">
            <text:p>3310.0</text:p>
          </table:table-cell>
          <table:table-cell office:value-type="float" office:value="88.0">
            <text:p>88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4.655">
            <text:p>-4.655</text:p>
          </table:table-cell>
          <table:table-cell office:value-type="float" office:value="0.10307764064044153">
            <text:p>0.10307764064044153</text:p>
          </table:table-cell>
          <table:table-cell office:value-type="float" office:value="0.10307764064044153">
            <text:p>0.10307764064044153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35">
            <text:p>CS-435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2280.0">
            <text:p>2280.0</text:p>
          </table:table-cell>
          <table:table-cell office:value-type="float" office:value="88.0">
            <text:p>88.0</text:p>
          </table:table-cell>
          <table:table-cell office:value-type="string" office:value="Ostrea angasi">
            <text:p>Ostrea angasi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.235">
            <text:p>-3.235</text:p>
          </table:table-cell>
          <table:table-cell office:value-type="float" office:value="0.10307764064044153">
            <text:p>0.10307764064044153</text:p>
          </table:table-cell>
          <table:table-cell office:value-type="float" office:value="0.10307764064044153">
            <text:p>0.10307764064044153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50">
            <text:p>CS-450</text:p>
          </table:table-cell>
          <table:table-cell office:value-type="float" office:value="-32.4">
            <text:p>-32.4</text:p>
          </table:table-cell>
          <table:table-cell office:value-type="float" office:value="133.9">
            <text:p>133.9</text:p>
          </table:table-cell>
          <table:table-cell office:value-type="float" office:value="7390.0">
            <text:p>7390.0</text:p>
          </table:table-cell>
          <table:table-cell office:value-type="float" office:value="171.0">
            <text:p>171.0</text:p>
          </table:table-cell>
          <table:table-cell office:value-type="string" office:value="Comminuted shell">
            <text:p>Comminuted 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24">
            <text:p>-0.24</text:p>
          </table:table-cell>
          <table:table-cell office:value-type="float" office:value="0.1077032961426901">
            <text:p>0.1077032961426901</text:p>
          </table:table-cell>
          <table:table-cell office:value-type="float" office:value="0.1077032961426901">
            <text:p>0.1077032961426901</text:p>
          </table:table-cell>
          <table:table-cell office:value-type="string" office:value="MurrayWallaceEtal1993,BelperioEtal2002,LewisEtal2013">
            <text:p>MurrayWallaceEtal1993,BelperioEtal2002,LewisEtal2013</text:p>
          </table:table-cell>
        </table:table-row>
        <table:table-row>
          <table:table-cell office:value-type="string" office:value="Smoky_Bay">
            <text:p>Smoky_Bay</text:p>
          </table:table-cell>
          <table:table-cell office:value-type="string" office:value="radiocarbon">
            <text:p>radiocarbon</text:p>
          </table:table-cell>
          <table:table-cell office:value-type="string" office:value="CS-415">
            <text:p>CS-415</text:p>
          </table:table-cell>
          <table:table-cell office:value-type="float" office:value="-32.3">
            <text:p>-32.3</text:p>
          </table:table-cell>
          <table:table-cell office:value-type="float" office:value="133.7">
            <text:p>133.7</text:p>
          </table:table-cell>
          <table:table-cell office:value-type="float" office:value="6070.0">
            <text:p>6070.0</text:p>
          </table:table-cell>
          <table:table-cell office:value-type="float" office:value="110.0">
            <text:p>110.0</text:p>
          </table:table-cell>
          <table:table-cell office:value-type="string" office:value="Brachiodontes rostratus">
            <text:p>Brachiodontes rostratu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4.185">
            <text:p>-4.185</text:p>
          </table:table-cell>
          <table:table-cell office:value-type="float" office:value="0.11412712210513329">
            <text:p>0.11412712210513329</text:p>
          </table:table-cell>
          <table:table-cell office:value-type="float" office:value="0.11412712210513329">
            <text:p>0.11412712210513329</text:p>
          </table:table-cell>
          <table:table-cell office:value-type="string" office:value="BelperioEtal2002,LewisEtal2013">
            <text:p>BelperioEtal2002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